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 style:data-style-name="N2" text:time-value="13:44:47.4976921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7-10T18:14:31.422715291</dc:date>
    <meta:editing-duration>P5DT10H44M33S</meta:editing-duration>
    <meta:editing-cycles>770</meta:editing-cycles>
    <meta:document-statistic meta:table-count="10" meta:cell-count="1838" meta:object-count="0"/>
  </office:meta>
</office:document-meta>
</file>